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18" table:style-name="ta1">
        <table:shapes>
          <draw:frame draw:z-index="0" draw:style-name="gr1" draw:text-style-name="P1" svg:width="159.99mm" svg:height="89.99mm" svg:x="126.01mm" svg:y="1mm">
            <loext:p draw:notify-on-update-of-ranges="test218.G1:test218.G1 test218.G2:test218.G11 test218.C1:test218.C1 test218.C2:test218.C11 test218.G1:test218.G1 test218.G2:test218.G11 test218.D1:test218.D1 test218.D2:test218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0:00</text:p>
          </table:table-cell>
          <table:table-cell office:value-type="float" office:value="0.027285" calcext:value-type="float">
            <text:p>0.027285</text:p>
          </table:table-cell>
          <table:table-cell office:value-type="float" office:value="0.008546" calcext:value-type="float">
            <text:p>0.008546</text:p>
          </table:table-cell>
          <table:table-cell office:value-type="float" office:value="0" calcext:value-type="float">
            <text:p>0</text:p>
          </table:table-cell>
          <table:table-cell office:value-type="float" office:value="158900" calcext:value-type="float">
            <text:p>15890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0:01</text:p>
          </table:table-cell>
          <table:table-cell office:value-type="float" office:value="0.020863" calcext:value-type="float">
            <text:p>0.020863</text:p>
          </table:table-cell>
          <table:table-cell office:value-type="float" office:value="0.005949" calcext:value-type="float">
            <text:p>0.005949</text:p>
          </table:table-cell>
          <table:table-cell office:value-type="float" office:value="0" calcext:value-type="float">
            <text:p>0</text:p>
          </table:table-cell>
          <table:table-cell office:value-type="float" office:value="138305" calcext:value-type="float">
            <text:p>138305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0:02</text:p>
          </table:table-cell>
          <table:table-cell office:value-type="float" office:value="0.019482" calcext:value-type="float">
            <text:p>0.019482</text:p>
          </table:table-cell>
          <table:table-cell office:value-type="float" office:value="0.007709" calcext:value-type="float">
            <text:p>0.007709</text:p>
          </table:table-cell>
          <table:table-cell office:value-type="float" office:value="0" calcext:value-type="float">
            <text:p>0</text:p>
          </table:table-cell>
          <table:table-cell office:value-type="float" office:value="149334" calcext:value-type="float">
            <text:p>14933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0:03</text:p>
          </table:table-cell>
          <table:table-cell office:value-type="float" office:value="0.026717" calcext:value-type="float">
            <text:p>0.026717</text:p>
          </table:table-cell>
          <table:table-cell office:value-type="float" office:value="0.007345" calcext:value-type="float">
            <text:p>0.007345</text:p>
          </table:table-cell>
          <table:table-cell office:value-type="float" office:value="0" calcext:value-type="float">
            <text:p>0</text:p>
          </table:table-cell>
          <table:table-cell office:value-type="float" office:value="148274" calcext:value-type="float">
            <text:p>14827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0:04</text:p>
          </table:table-cell>
          <table:table-cell office:value-type="float" office:value="0.015063" calcext:value-type="float">
            <text:p>0.015063</text:p>
          </table:table-cell>
          <table:table-cell office:value-type="float" office:value="0.006251" calcext:value-type="float">
            <text:p>0.006251</text:p>
          </table:table-cell>
          <table:table-cell office:value-type="float" office:value="0" calcext:value-type="float">
            <text:p>0</text:p>
          </table:table-cell>
          <table:table-cell office:value-type="float" office:value="149613" calcext:value-type="float">
            <text:p>14961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0:05</text:p>
          </table:table-cell>
          <table:table-cell office:value-type="float" office:value="0.033461" calcext:value-type="float">
            <text:p>0.033461</text:p>
          </table:table-cell>
          <table:table-cell office:value-type="float" office:value="0.008544" calcext:value-type="float">
            <text:p>0.008544</text:p>
          </table:table-cell>
          <table:table-cell office:value-type="float" office:value="0" calcext:value-type="float">
            <text:p>0</text:p>
          </table:table-cell>
          <table:table-cell office:value-type="float" office:value="172818" calcext:value-type="float">
            <text:p>172818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0:06</text:p>
          </table:table-cell>
          <table:table-cell office:value-type="float" office:value="0.059067" calcext:value-type="float">
            <text:p>0.059067</text:p>
          </table:table-cell>
          <table:table-cell office:value-type="float" office:value="0.011458" calcext:value-type="float">
            <text:p>0.011458</text:p>
          </table:table-cell>
          <table:table-cell office:value-type="float" office:value="0" calcext:value-type="float">
            <text:p>0</text:p>
          </table:table-cell>
          <table:table-cell office:value-type="float" office:value="161336" calcext:value-type="float">
            <text:p>161336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0:07</text:p>
          </table:table-cell>
          <table:table-cell office:value-type="float" office:value="0.042812" calcext:value-type="float">
            <text:p>0.042812</text:p>
          </table:table-cell>
          <table:table-cell office:value-type="float" office:value="0.006241" calcext:value-type="float">
            <text:p>0.006241</text:p>
          </table:table-cell>
          <table:table-cell office:value-type="float" office:value="0" calcext:value-type="float">
            <text:p>0</text:p>
          </table:table-cell>
          <table:table-cell office:value-type="float" office:value="142712" calcext:value-type="float">
            <text:p>14271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0:08</text:p>
          </table:table-cell>
          <table:table-cell office:value-type="float" office:value="0.031928" calcext:value-type="float">
            <text:p>0.031928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" calcext:value-type="float">
            <text:p>0</text:p>
          </table:table-cell>
          <table:table-cell office:value-type="float" office:value="120650" calcext:value-type="float">
            <text:p>120650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30:09</text:p>
          </table:table-cell>
          <table:table-cell office:value-type="float" office:value="0.088543" calcext:value-type="float">
            <text:p>0.088543</text:p>
          </table:table-cell>
          <table:table-cell office:value-type="float" office:value="0.00932" calcext:value-type="float">
            <text:p>0.00932</text:p>
          </table:table-cell>
          <table:table-cell office:value-type="float" office:value="0" calcext:value-type="float">
            <text:p>0</text:p>
          </table:table-cell>
          <table:table-cell office:value-type="float" office:value="174777" calcext:value-type="float">
            <text:p>174777</text:p>
          </table:table-cell>
          <table:table-cell office:value-type="float" office:value="691" calcext:value-type="float">
            <text:p>6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3T10:35:27.385370474</dc:date>
    <meta:editing-duration>PT39S</meta:editing-duration>
    <meta:editing-cycles>1</meta:editing-cycles>
    <meta:document-statistic meta:table-count="1" meta:cell-count="77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218.G1:test218.G11 test218.C1:test218.D11" chart:data-source-has-labels="row" svg:x="0.32cm" svg:y="0.18cm" svg:width="13.361cm" svg:height="8.64cm">
          <chartooo:coordinate-region svg:x="1.232cm" svg:y="0.354cm" svg:width="12.169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218.C2:test218.C11" chart:label-cell-address="test218.C1:test218.C1" chart:class="chart:scatter">
            <chart:domain table:cell-range-address="test218.G2:test218.G11"/>
            <chart:data-point chart:repeated="10"/>
          </chart:series>
          <chart:series chart:style-name="ch7" chart:values-cell-range-address="test218.D2:test218.D11" chart:label-cell-address="test218.D1:test218.D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18.C1:test218.C1</svg:desc>
                </draw:g>
              </table:table-cell>
              <table:table-cell office:value-type="string">
                <text:p>xfertime</text:p>
                <draw:g>
                  <svg:desc>test218.D1:test218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9">
                <text:p>359</text:p>
                <draw:g>
                  <svg:desc>test218.G2:test218.G11</svg:desc>
                </draw:g>
              </table:table-cell>
              <table:table-cell office:value-type="float" office:value="0.027285">
                <text:p>0.027285</text:p>
                <draw:g>
                  <svg:desc>test218.C2:test218.C11</svg:desc>
                </draw:g>
              </table:table-cell>
              <table:table-cell office:value-type="float" office:value="0.008546">
                <text:p>0.008546</text:p>
                <draw:g>
                  <svg:desc>test218.D2:test218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4">
                <text:p>704</text:p>
              </table:table-cell>
              <table:table-cell office:value-type="float" office:value="0.020863">
                <text:p>0.020863</text:p>
              </table:table-cell>
              <table:table-cell office:value-type="float" office:value="0.005949">
                <text:p>0.005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6">
                <text:p>696</text:p>
              </table:table-cell>
              <table:table-cell office:value-type="float" office:value="0.019482">
                <text:p>0.019482</text:p>
              </table:table-cell>
              <table:table-cell office:value-type="float" office:value="0.007709">
                <text:p>0.007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7">
                <text:p>677</text:p>
              </table:table-cell>
              <table:table-cell office:value-type="float" office:value="0.026717">
                <text:p>0.026717</text:p>
              </table:table-cell>
              <table:table-cell office:value-type="float" office:value="0.007345">
                <text:p>0.007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1">
                <text:p>721</text:p>
              </table:table-cell>
              <table:table-cell office:value-type="float" office:value="0.015063">
                <text:p>0.015063</text:p>
              </table:table-cell>
              <table:table-cell office:value-type="float" office:value="0.006251">
                <text:p>0.006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8">
                <text:p>698</text:p>
              </table:table-cell>
              <table:table-cell office:value-type="float" office:value="0.033461">
                <text:p>0.033461</text:p>
              </table:table-cell>
              <table:table-cell office:value-type="float" office:value="0.008544">
                <text:p>0.008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5">
                <text:p>695</text:p>
              </table:table-cell>
              <table:table-cell office:value-type="float" office:value="0.059067">
                <text:p>0.059067</text:p>
              </table:table-cell>
              <table:table-cell office:value-type="float" office:value="0.011458">
                <text:p>0.011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6">
                <text:p>696</text:p>
              </table:table-cell>
              <table:table-cell office:value-type="float" office:value="0.042812">
                <text:p>0.042812</text:p>
              </table:table-cell>
              <table:table-cell office:value-type="float" office:value="0.006241">
                <text:p>0.006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1">
                <text:p>691</text:p>
              </table:table-cell>
              <table:table-cell office:value-type="float" office:value="0.031928">
                <text:p>0.031928</text:p>
              </table:table-cell>
              <table:table-cell office:value-type="float" office:value="0.00493">
                <text:p>0.00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1">
                <text:p>691</text:p>
              </table:table-cell>
              <table:table-cell office:value-type="float" office:value="0.088543">
                <text:p>0.088543</text:p>
              </table:table-cell>
              <table:table-cell office:value-type="float" office:value="0.00932">
                <text:p>0.009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